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n" svg:font-family="'Times new roman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n" fo:font-size="10pt" fo:font-weight="bold" officeooo:rsid="001f94f2" officeooo:paragraph-rsid="001f94f2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Times new romann" fo:font-size="10pt" fo:font-weight="normal" officeooo:rsid="001f94f2" officeooo:paragraph-rsid="001f94f2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Times new romann" fo:font-size="10pt" fo:font-weight="normal" officeooo:rsid="002186b5" officeooo:paragraph-rsid="002186b5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Times new romann" fo:font-size="10pt" fo:font-weight="normal" officeooo:rsid="002202e2" officeooo:paragraph-rsid="002202e2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Times new romann" fo:font-size="10pt" fo:font-weight="normal" officeooo:rsid="002202e2" officeooo:paragraph-rsid="0023be2a" style:font-size-asian="10pt" style:font-weight-asian="normal" style:font-size-complex="10pt" style:font-weight-complex="normal"/>
    </style:style>
    <style:style style:name="P6" style:family="paragraph" style:parent-style-name="Standard" style:list-style-name="L1">
      <style:text-properties style:font-name="Times new romann" fo:font-size="10pt" fo:font-weight="normal" officeooo:rsid="002202e2" officeooo:paragraph-rsid="0023be2a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style:font-name="Times new romann" fo:font-size="10pt" fo:font-weight="normal" officeooo:rsid="002202e2" officeooo:paragraph-rsid="002202e2" style:font-size-asian="10pt" style:font-weight-asian="normal" style:font-size-complex="10pt" style:font-weight-complex="normal"/>
    </style:style>
    <style:style style:name="T1" style:family="text">
      <style:text-properties officeooo:rsid="002202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a92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urrent Object-Oriented Programming</text:p>
      <text:p text:style-name="P2">In general the object construction is managed by main thread.</text:p>
      <text:p text:style-name="P2">Avoid this keyword in the constructor because it might be source of inconsisten<text:span text:style-name="T3">ce</text:span>.</text:p>
      <text:p text:style-name="P3">S<text:span text:style-name="T3">a</text:span>f<text:span text:style-name="T3">e</text:span> construction of a class might be difficult because of inheritance.</text:p>
      <text:p text:style-name="P3">A solution could be limit inheritance making the class final. <text:span text:style-name="T1">In concurrent programming the ownership state is very important.</text:span></text:p>
      <text:p text:style-name="P4"/>
      <text:p text:style-name="P4">State ownership is an element of the class design. If a class references an HashMap, the state might include the Map, all Map.Entry instances, and potentially all the keys and objects contained in the Map.</text:p>
      <text:p text:style-name="P4"/>
      <text:p text:style-name="P4">Publishing an object means making it accessible to the code outside the scope of the class (or the method, in case of local variables), that owns it in a specific moment</text:p>
      <text:p text:style-name="P4"/>
      <text:p text:style-name="P4">Attention: the publication of an object is performed by a thread that makes the object available to other threads.</text:p>
      <text:p text:style-name="P4"/>
      <text:p text:style-name="P4">Safe publication of an object means that the reference to the object and its state are made accessible simultaneously (in an atomic way) =&gt; this can only be done by using synchronization tools. Visibility problems must be avoided!</text:p>
      <text:p text:style-name="P4"/>
      <text:p text:style-name="P4">All mutable objects must be safely published. Synchronization is required on both sides: the publisher, as well as the recipient of the publication.</text:p>
      <text:p text:style-name="P4"/>
      <text:p text:style-name="P4"/>
      <text:p text:style-name="P5">A safely constructed object can be safely published: </text:p>
      <text:list xml:id="list2751421202" text:style-name="L1">
        <text:list-item>
          <text:p text:style-name="P6">by initializing a static reference with default initialization or a static initializer</text:p>
        </text:list-item>
        <text:list-item>
          <text:p text:style-name="P6">(public static MyObject obj = new MyObject(42);) by storing the object reference in a volatile variable (or in an AtomicReference)</text:p>
        </text:list-item>
        <text:list-item>
          <text:p text:style-name="P6">by storing the object reference in a final field of a safelyconstructed</text:p>
          <text:p text:style-name="P6">object</text:p>
        </text:list-item>
        <text:list-item>
          <text:p text:style-name="P7">by storing the object reference in a lock-protected field</text:p>
        </text:list-item>
        <text:list-item>
          <text:p text:style-name="P7">by storing the object reference in a thread-safe</text:p>
          <text:p text:style-name="P7">collection (will be discussed later</text:p>
        </text:list-item>
      </text:list>
      <text:p text:style-name="P4"/>
      <text:p text:style-name="P4">A safely published object can be accessed in a read-only form without synchronization, even if the object is not immutable. In this case, we are talking about effectively immutable objects.</text:p>
      <text:p text:style-name="P4"><text:span text:style-name="T2">Thread-confined objects:</text:span> are accessed (read and write) only by the owning thread.</text:p>
      <text:p text:style-name="P4"><text:span text:style-name="T2">Shared read-only objects</text:span>: can be read concurrently without synchronization. Include immutable objects as well as effectively immutable objects.</text:p>
      <text:p text:style-name="P4"><text:span text:style-name="T2">Shared thread-safe objects</text:span>: perform synchronization internally. Can be accessed (read and write)</text:p>
      <text:p text:style-name="P4">concurrently without synchronization in the client code.</text:p>
      <text:p text:style-name="P4"><text:span text:style-name="T2">Shared objects protected by locks</text:span>: can only be accessed (read and write) when holding the associated lock.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n" svg:font-family="'Times new roman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2:46:37.815399715</meta:creation-date>
    <meta:generator>LibreOffice/6.4.7.2$Linux_X86_64 LibreOffice_project/40$Build-2</meta:generator>
    <dc:date>2022-04-27T11:42:49.531028152</dc:date>
    <meta:editing-duration>PT1H23M49S</meta:editing-duration>
    <meta:editing-cycles>6</meta:editing-cycles>
    <meta:document-statistic meta:table-count="0" meta:image-count="0" meta:object-count="0" meta:page-count="1" meta:paragraph-count="24" meta:word-count="380" meta:character-count="2408" meta:non-whitespace-character-count="2058"/>
  </office:meta>
</office:document-meta>
</file>